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2ee14c"/>
    </style:style>
    <style:style style:name="P2" style:family="paragraph" style:parent-style-name="Standard">
      <style:text-properties officeooo:rsid="001fdade" officeooo:paragraph-rsid="002ee14c"/>
    </style:style>
    <style:style style:name="P3" style:family="paragraph" style:parent-style-name="Title">
      <style:text-properties officeooo:paragraph-rsid="002ee14c"/>
    </style:style>
    <style:style style:name="P4" style:family="paragraph" style:parent-style-name="Title">
      <style:text-properties fo:font-size="54pt" officeooo:paragraph-rsid="0011dcd7" style:font-size-asian="54pt" style:font-size-complex="54pt"/>
    </style:style>
    <style:style style:name="P5" style:family="paragraph" style:parent-style-name="Standard">
      <style:paragraph-properties fo:text-align="end" style:justify-single-word="false"/>
      <style:text-properties officeooo:rsid="0011dcd7" officeooo:paragraph-rsid="002ee14c"/>
    </style:style>
    <style:style style:name="P6" style:family="paragraph" style:parent-style-name="Standard" style:list-style-name="L1">
      <style:text-properties officeooo:paragraph-rsid="002ee14c"/>
    </style:style>
    <style:style style:name="P7" style:family="paragraph" style:parent-style-name="Standard" style:list-style-name="L1">
      <style:text-properties officeooo:rsid="0012f623" officeooo:paragraph-rsid="002ee14c"/>
    </style:style>
    <style:style style:name="P8" style:family="paragraph" style:parent-style-name="Standard" style:list-style-name="L1">
      <style:text-properties officeooo:rsid="002b9aea" officeooo:paragraph-rsid="002ee14c"/>
    </style:style>
    <style:style style:name="P9" style:family="paragraph" style:parent-style-name="Standard" style:list-style-name="L1">
      <style:text-properties officeooo:rsid="00231011" officeooo:paragraph-rsid="002ee14c"/>
    </style:style>
    <style:style style:name="P10" style:family="paragraph" style:parent-style-name="Standard" style:list-style-name="L1">
      <style:text-properties officeooo:rsid="00098e13" officeooo:paragraph-rsid="002ee14c"/>
    </style:style>
    <style:style style:name="P11" style:family="paragraph" style:parent-style-name="Standard" style:list-style-name="L1">
      <style:text-properties officeooo:rsid="0024e120" officeooo:paragraph-rsid="002ee14c"/>
    </style:style>
    <style:style style:name="P12" style:family="paragraph" style:parent-style-name="Standard">
      <style:paragraph-properties fo:text-align="end" style:justify-single-word="false"/>
      <style:text-properties fo:font-size="14pt" officeooo:rsid="0011dcd7" officeooo:paragraph-rsid="0011dcd7" style:font-size-asian="14pt" style:font-size-complex="14pt"/>
    </style:style>
    <style:style style:name="P13" style:family="paragraph" style:parent-style-name="Standard">
      <style:text-properties fo:font-size="14pt" officeooo:rsid="001fdade" officeooo:paragraph-rsid="00087411" style:font-size-asian="14pt" style:font-size-complex="14pt"/>
    </style:style>
    <style:style style:name="P14" style:family="paragraph" style:parent-style-name="Standard">
      <style:text-properties fo:font-size="14pt" officeooo:rsid="00087411" officeooo:paragraph-rsid="00087411" style:font-size-asian="14pt" style:font-size-complex="14pt"/>
    </style:style>
    <style:style style:name="P15" style:family="paragraph" style:parent-style-name="Standard" style:list-style-name="L1">
      <style:text-properties fo:font-size="14pt" officeooo:rsid="0012f623" officeooo:paragraph-rsid="0015735c" style:font-size-asian="14pt" style:font-size-complex="14pt"/>
    </style:style>
    <style:style style:name="P16" style:family="paragraph" style:parent-style-name="Standard" style:list-style-name="L1">
      <style:text-properties fo:font-size="14pt" officeooo:rsid="002b9aea" officeooo:paragraph-rsid="002b9aea" style:font-size-asian="14pt" style:font-size-complex="14pt"/>
    </style:style>
    <style:style style:name="P17" style:family="paragraph" style:parent-style-name="Standard" style:list-style-name="L1">
      <style:text-properties fo:font-size="14pt" officeooo:rsid="00231011" officeooo:paragraph-rsid="002c930e" style:font-size-asian="14pt" style:font-size-complex="14pt"/>
    </style:style>
    <style:style style:name="P18" style:family="paragraph" style:parent-style-name="Standard" style:list-style-name="L1">
      <style:text-properties fo:font-size="14pt" officeooo:rsid="00098e13" officeooo:paragraph-rsid="002c930e" style:font-size-asian="14pt" style:font-size-complex="14pt"/>
    </style:style>
    <style:style style:name="P19" style:family="paragraph" style:parent-style-name="Standard" style:list-style-name="L1">
      <style:text-properties fo:font-size="14pt" officeooo:rsid="00098e13" officeooo:paragraph-rsid="00276f20" style:font-size-asian="14pt" style:font-size-complex="14pt"/>
    </style:style>
    <style:style style:name="P20" style:family="paragraph" style:parent-style-name="Standard" style:list-style-name="L1">
      <style:text-properties fo:font-size="14pt" officeooo:rsid="00098e13" officeooo:paragraph-rsid="00286658" style:font-size-asian="14pt" style:font-size-complex="14pt"/>
    </style:style>
    <style:style style:name="P21" style:family="paragraph" style:parent-style-name="Standard" style:list-style-name="L1">
      <style:text-properties fo:font-size="14pt" officeooo:rsid="00098e13" officeooo:paragraph-rsid="00299e12" style:font-size-asian="14pt" style:font-size-complex="14pt"/>
    </style:style>
    <style:style style:name="P22" style:family="paragraph" style:parent-style-name="Standard" style:list-style-name="L1">
      <style:text-properties fo:font-size="14pt" officeooo:rsid="0024e120" officeooo:paragraph-rsid="0024e120" style:font-size-asian="14pt" style:font-size-complex="14pt"/>
    </style:style>
    <style:style style:name="P23" style:family="paragraph" style:parent-style-name="Standard" style:list-style-name="L1">
      <style:text-properties fo:font-size="14pt" officeooo:rsid="0024e120" officeooo:paragraph-rsid="00276f20" style:font-size-asian="14pt" style:font-size-complex="14pt"/>
    </style:style>
    <style:style style:name="P24" style:family="paragraph" style:parent-style-name="Standard" style:list-style-name="L1">
      <style:text-properties fo:font-size="14pt" officeooo:paragraph-rsid="00276f20" style:font-size-asian="14pt" style:font-size-complex="14pt"/>
    </style:style>
    <style:style style:name="P25" style:family="paragraph" style:parent-style-name="Standard" style:list-style-name="L1">
      <style:text-properties fo:font-size="14pt" officeooo:paragraph-rsid="00299e12" style:font-size-asian="14pt" style:font-size-complex="14pt"/>
    </style:style>
    <style:style style:name="T1" style:family="text">
      <style:text-properties officeooo:rsid="000b14df"/>
    </style:style>
    <style:style style:name="T2" style:family="text">
      <style:text-properties style:text-position="super 58%" officeooo:rsid="001f1a27"/>
    </style:style>
    <style:style style:name="T3" style:family="text">
      <style:text-properties officeooo:rsid="00098e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ragen evaluaties</text:p>
      <text:p text:style-name="P12">2019-12-09</text:p>
      <text:p text:style-name="P13"/>
      <text:p text:style-name="P14"/>
      <text:list xml:id="list3523847348" text:style-name="L1">
        <text:list-item>
          <text:p text:style-name="P15">Hoe was de eindpresentatie?</text:p>
        </text:list-item>
        <text:list-item>
          <text:p text:style-name="P16">Hoe was het lesgeven bij de officieele opening van DJO Eemsdelta? </text:p>
        </text:list-item>
        <text:list-item>
          <text:p text:style-name="P16">Hoe was het lesgeven bij de First LEGO wedstrijd? </text:p>
        </text:list-item>
        <text:list-item>
          <text:p text:style-name="P17">Hoe was de mafkeesles over binair tellen?</text:p>
        </text:list-item>
        <text:list-item>
          <text:p text:style-name="P18">Wat <text:span text:style-name="T1">is er </text:span>goed <text:span text:style-name="T1">aan de cursus</text:span>?</text:p>
        </text:list-item>
        <text:list-item>
          <text:p text:style-name="P22">Hoe is Richel?</text:p>
        </text:list-item>
        <text:list-item>
          <text:p text:style-name="P23">Hoe is Dee?</text:p>
        </text:list-item>
        <text:list-item>
          <text:p text:style-name="P19">Wat doet Richel goed?</text:p>
        </text:list-item>
        <text:list-item>
          <text:p text:style-name="P19">Wat doet Dee goed?</text:p>
        </text:list-item>
        <text:list-item>
          <text:p text:style-name="P20">Wat zou Richel kunnen verbeteren?</text:p>
        </text:list-item>
        <text:list-item>
          <text:p text:style-name="P20">Wat zou Dee kunnen verbeteren?</text:p>
        </text:list-item>
        <text:list-item>
          <text:p text:style-name="P24"><text:span text:style-name="T3">Is er iets waarin Richel</text:span><text:span text:style-name="T2"> </text:span><text:span text:style-name="T3">strenger zou moeten zijn?</text:span></text:p>
        </text:list-item>
        <text:list-item>
          <text:p text:style-name="P21">Is er iets waarin Dee strenger zou moeten zijn?</text:p>
        </text:list-item>
        <text:list-item>
          <text:p text:style-name="P21">Is er iets waarin Richel minder streng zou moeten zijn?</text:p>
        </text:list-item>
        <text:list-item>
          <text:p text:style-name="P21">Is er iets waarin Dee minder streng zou moeten zijn?</text:p>
        </text:list-item>
        <text:list-item>
          <text:p text:style-name="P25"><text:span text:style-name="T1">Hoe zou de cursus verbeterd kunnen worden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7-12T13:37:14.384441076</meta:creation-date>
    <dc:date>2019-12-09T13:14:55.567209281</dc:date>
    <meta:editing-duration>PT20M37S</meta:editing-duration>
    <meta:editing-cycles>37</meta:editing-cycles>
    <meta:generator>LibreOffice/6.3.3.2$Linux_X86_64 LibreOffice_project/30$Build-2</meta:generator>
    <meta:document-statistic meta:table-count="0" meta:image-count="0" meta:object-count="0" meta:page-count="1" meta:paragraph-count="18" meta:word-count="126" meta:character-count="652" meta:non-whitespace-character-count="558"/>
  </office:meta>
</office:document-meta>
</file>